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3.462cm" svg:height="19.05cm" svg:x="11.066cm" svg:y="1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066cm" svg:y1="10.076cm" svg:x2="24.528cm" svg:y2="10.076cm">
          <text:p/>
        </draw:line>
        <draw:line draw:style-name="gr2" draw:text-style-name="P1" draw:layer="layout" svg:x1="11.066cm" svg:y1="11.346cm" svg:x2="24.528cm" svg:y2="11.346cm">
          <text:p/>
        </draw:line>
        <draw:line draw:style-name="gr2" draw:text-style-name="P1" draw:layer="layout" svg:x1="11.066cm" svg:y1="12.576cm" svg:x2="24.528cm" svg:y2="12.576cm">
          <text:p/>
        </draw:line>
        <draw:line draw:style-name="gr2" draw:text-style-name="P1" draw:layer="layout" svg:x1="11.066cm" svg:y1="13.846cm" svg:x2="24.528cm" svg:y2="13.846cm">
          <text:p/>
        </draw:line>
        <draw:line draw:style-name="gr2" draw:text-style-name="P1" draw:layer="layout" svg:x1="11.066cm" svg:y1="15.276cm" svg:x2="24.528cm" svg:y2="15.276cm">
          <text:p/>
        </draw:line>
        <draw:line draw:style-name="gr2" draw:text-style-name="P1" draw:layer="layout" svg:x1="11.066cm" svg:y1="16.546cm" svg:x2="24.528cm" svg:y2="16.546cm">
          <text:p/>
        </draw:line>
        <draw:line draw:style-name="gr2" draw:text-style-name="P1" draw:layer="layout" svg:x1="11.066cm" svg:y1="17.776cm" svg:x2="24.528cm" svg:y2="17.776cm">
          <text:p/>
        </draw:line>
        <draw:line draw:style-name="gr2" draw:text-style-name="P1" draw:layer="layout" svg:x1="11.066cm" svg:y1="19.046cm" svg:x2="24.528cm" svg:y2="19.046cm">
          <text:p/>
        </draw:line>
        <draw:frame draw:style-name="gr3" draw:layer="layout" svg:width="3.288cm" svg:height="0.962cm" svg:x="16.27cm" svg:y="10.268cm">
          <draw:text-box>
            <text:p>Key slot 0</text:p>
          </draw:text-box>
        </draw:frame>
        <draw:frame draw:style-name="gr3" draw:layer="layout" svg:width="3.288cm" svg:height="0.962cm" svg:x="16.27cm" svg:y="11.568cm">
          <draw:text-box>
            <text:p>Key slot 1</text:p>
          </draw:text-box>
        </draw:frame>
        <draw:frame draw:style-name="gr3" draw:layer="layout" svg:width="3.288cm" svg:height="0.962cm" svg:x="16.27cm" svg:y="12.768cm">
          <draw:text-box>
            <text:p>Key slot 2</text:p>
          </draw:text-box>
        </draw:frame>
        <draw:frame draw:style-name="gr3" draw:layer="layout" svg:width="3.288cm" svg:height="0.962cm" svg:x="16.27cm" svg:y="14.068cm">
          <draw:text-box>
            <text:p>Key slot 3</text:p>
          </draw:text-box>
        </draw:frame>
        <draw:frame draw:style-name="gr3" draw:layer="layout" svg:width="3.288cm" svg:height="0.962cm" svg:x="16.27cm" svg:y="15.468cm">
          <draw:text-box>
            <text:p>Key slot 4</text:p>
          </draw:text-box>
        </draw:frame>
        <draw:frame draw:style-name="gr3" draw:layer="layout" svg:width="3.288cm" svg:height="0.962cm" svg:x="16.27cm" svg:y="16.668cm">
          <draw:text-box>
            <text:p>Key slot 5</text:p>
          </draw:text-box>
        </draw:frame>
        <draw:frame draw:style-name="gr3" draw:layer="layout" svg:width="3.288cm" svg:height="0.962cm" svg:x="16.27cm" svg:y="17.968cm">
          <draw:text-box>
            <text:p>Key slot 6</text:p>
          </draw:text-box>
        </draw:frame>
        <draw:frame draw:style-name="gr3" draw:layer="layout" svg:width="3.288cm" svg:height="0.962cm" svg:x="16.27cm" svg:y="19.268cm">
          <draw:text-box>
            <text:p>Key slot 7</text:p>
          </draw:text-box>
        </draw:frame>
        <draw:frame draw:style-name="gr3" draw:layer="layout" svg:width="2.576cm" svg:height="0.962cm" svg:x="16.618cm" svg:y="5.01cm">
          <draw:text-box>
            <text:p>Header</text:p>
          </draw:text-box>
        </draw:frame>
        <draw:frame draw:style-name="gr3" draw:layer="layout" svg:width="3.249cm" svg:height="0.962cm" svg:x="24.844cm" svg:y="5.334cm">
          <draw:text-box>
            <text:p>208 bytes</text:p>
          </draw:text-box>
        </draw:frame>
        <draw:frame draw:style-name="gr3" draw:layer="layout" svg:width="2.898cm" svg:height="0.962cm" svg:x="24.845cm" svg:y="10.234cm">
          <draw:text-box>
            <text:p>48 bytes</text:p>
          </draw:text-box>
        </draw:frame>
        <draw:frame draw:style-name="gr3" xml:id="id1" draw:id="id1" draw:layer="layout" svg:width="9.303cm" svg:height="0.962cm" svg:x="0.254cm" svg:y="19.304cm">
          <draw:text-box>
            <text:p>Store encrypted challenge here</text:p>
          </draw:text-box>
        </draw:frame>
        <draw:connector draw:style-name="gr4" draw:text-style-name="P1" draw:layer="layout" svg:x1="9.557cm" svg:y1="19.785cm" svg:x2="10.842cm" svg:y2="19.812cm" draw:start-shape="id1" draw:start-glue-point="1" svg:d="M9557 19785h893v27h392" svg:viewBox="0 0 1286 28">
          <text:p/>
        </draw:connector>
        <draw:frame draw:style-name="gr5" draw:layer="layout" svg:width="6.382cm" svg:height="2.384cm" svg:x="4.476cm" svg:y="16.884cm">
          <draw:text-box>
            <text:p>Store key generated from challenge response here</text:p>
          </draw:text-box>
        </draw:frame>
        <draw:connector draw:style-name="gr4" draw:text-style-name="P1" draw:layer="layout" svg:x1="9.164cm" svg:y1="18.585cm" svg:x2="10.777cm" svg:y2="18.585cm" svg:d="M9164 18585h1613" svg:viewBox="0 0 1614 1">
          <text:p/>
        </draw:connector>
        <draw:frame draw:style-name="gr6" draw:layer="layout" svg:width="6.604cm" svg:height="1.673cm" svg:x="2.87cm" svg:y="1.524cm">
          <draw:text-box>
            <text:p>LUKS Version 1 Header</text:p>
          </draw:text-box>
        </draw:frame>
        <draw:frame draw:style-name="gr3" draw:layer="layout" svg:width="6.065cm" svg:height="0.962cm" svg:x="3.079cm" svg:y="10.16cm">
          <draw:text-box>
            <text:p>Backup passphrase</text:p>
          </draw:text-box>
        </draw:frame>
        <draw:line draw:style-name="gr4" draw:text-style-name="P1" draw:layer="layout" svg:x1="9.398cm" svg:y1="10.668cm" svg:x2="10.922cm" svg:y2="10.668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7T22:20:58.113811058</meta:creation-date>
    <dc:date>2014-12-27T22:42:55.939659949</dc:date>
    <meta:editing-duration>PT13M40S</meta:editing-duration>
    <meta:editing-cycles>2</meta:editing-cycles>
    <meta:generator>LibreOffice/4.2.8.2$Linux_X86_64 LibreOffice_project/420m0$Build-2</meta:generator>
    <meta:document-statistic meta:object-count="50"/>
  </office:meta>
</office:document-meta>
</file>